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8.641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6.81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9.511cm"/>
    </style:style>
    <style:style style:name="co11" style:family="table-column">
      <style:table-column-properties fo:break-before="auto" style:column-width="1.7cm"/>
    </style:style>
    <style:style style:name="co12" style:family="table-column">
      <style:table-column-properties fo:break-before="auto" style:column-width="1.99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04" table:default-cell-style-name="ce3"/>
        <table:table-column table:style-name="co12" table:number-columns-repeated="9" table:default-cell-style-name="ce3"/>
        <table:table-row table:style-name="ro1">
          <table:table-cell table:style-name="ce1" office:value-type="string" calcext:value-type="string">
            <text:p>BOM VERSION 4</text:p>
          </table:table-cell>
          <table:table-cell table:style-name="ce1" office:value-type="string" calcext:value-type="string">
            <text:p>NK3CN424 – Zeus</text:p>
          </table:table-cell>
          <table:table-cell table:style-name="ce9" office:value-type="date" office:date-value="2026-04-23" calcext:value-type="date">
            <text:p>2026-04-23</text:p>
          </table:table-cell>
          <table:table-cell table:style-name="ce1"/>
          <table:table-cell table:style-name="Default"/>
          <table:table-cell table:style-name="ce1" table:number-columns-repeated="1019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20 C21</text:p>
          </table:table-cell>
          <table:table-cell table:style-name="ce2" office:value-type="string" calcext:value-type="string">
            <text:p>8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47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X5R or X7R,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2 C14 C1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X5R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 C3 C4</text:p>
          </table:table-cell>
          <table:table-cell table:style-name="ce2" office:value-type="string" calcext:value-type="string">
            <text:p>22u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608X5R1A226M080AC</text:p>
          </table:table-cell>
          <table:table-cell table:style-name="ce2" office:value-type="string" calcext:value-type="string">
            <text:p>TDK Corpo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X5R or X7R, 10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3 C17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office:value-type="string" calcext:value-type="string">
            <text:p>Taiyo Yuden LDK105CBJ106MVL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C0G cap, pref. 2%, max 5%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X1</text:p>
          </table:table-cell>
          <table:table-cell table:style-name="ce2" office:value-type="string" calcext:value-type="string">
            <text:p>100pF</text:p>
          </table:table-cell>
          <table:table-cell table:style-name="ce2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string" calcext:value-type="string">
            <text:p>C0G cap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0pF</text:p>
          </table:table-cell>
          <table:table-cell table:style-name="ce2"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string" calcext:value-type="string">
            <text:p>Resisto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table:style-name="ce2"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TVS Diode</text:p>
          </table:table-cell>
          <table:table-cell table:style-name="ce2" office:value-type="string" calcext:value-type="string">
            <text:p>tvs diode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TPD4S012DRYR</text:p>
          </table:table-cell>
          <table:table-cell table:style-name="ce2" office:value-type="string" calcext:value-type="string">
            <text:p>UFDFN-6_1.45x1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PD4S012DRYR</text:p>
          </table:table-cell>
          <table:table-cell table:style-name="ce2" office:value-type="string" calcext:value-type="string">
            <text:p>Texas Instru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PI flash IC</text:p>
          </table:table-cell>
          <table:table-cell table:style-name="ce2" office:value-type="string" calcext:value-type="string">
            <text:p>spi flash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GD25Q16EEIGR</text:p>
          </table:table-cell>
          <table:table-cell table:style-name="ce2" office:value-type="string" calcext:value-type="string">
            <text:p>FLASH_2x3_USON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D25Q16CEIGR</text:p>
          </table:table-cell>
          <table:table-cell table:style-name="ce2" office:value-type="string" calcext:value-type="string">
            <text:p>GigaDevice Semiconductor (HK) Limited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FPC connector 1x4 0.5mm</text:p>
          </table:table-cell>
          <table:table-cell table:style-name="ce2" office:value-type="string" calcext:value-type="string">
            <text:p>fpc conn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onn_01x04</text:p>
          </table:table-cell>
          <table:table-cell table:style-name="ce2" office:value-type="string" calcext:value-type="string">
            <text:p>FPC_4_0.5-THD0509-04CL-G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D0509-04CL-GF</text:p>
          </table:table-cell>
          <table:table-cell table:style-name="ce2" office:value-type="string" calcext:value-type="string">
            <text:p>THD</text:p>
          </table:table-cell>
          <table:table-cell/>
          <table:table-cell table:style-name="ce12" office:value-type="string" calcext:value-type="string">
            <text:p><text:a xlink:href="https://www.lcsc.com/product-detail/C283133.html" xlink:type="simple">https://www.lcsc.com/product-detail/C283133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4u7H</text:p>
          </table:table-cell>
          <table:table-cell table:style-name="ce2" office:value-type="string" calcext:value-type="string">
            <text:p>L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LF1608A4R7KTA00</text:p>
          </table:table-cell>
          <table:table-cell table:style-name="ce2" office:value-type="string" calcext:value-type="string">
            <text:p>TDK Corpo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RGB LED, red/green/blue/anode</text:p>
          </table:table-cell>
          <table:table-cell table:style-name="ce2" office:value-type="string" calcext:value-type="string">
            <text:p>LED_RGBA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ED_RGBA</text:p>
          </table:table-cell>
          <table:table-cell table:style-name="ce2" office:value-type="string" calcext:value-type="string">
            <text:p>RGB_LED_60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50066M153000</text:p>
          </table:table-cell>
          <table:table-cell table:style-name="ce2" office:value-type="string" calcext:value-type="string">
            <text:p>Würth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NFC power harvesting IC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MLPD3X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M11NC08</text:p>
          </table:table-cell>
          <table:table-cell table:style-name="ce2" office:value-type="string" calcext:value-type="string">
            <text:p>Shanghai Fudan Microelectronics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USB-C male plug</text:p>
          </table:table-cell>
          <table:table-cell table:style-name="ce2" office:value-type="string" calcext:value-type="string">
            <text:p>USB_C_Plug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UTC-009</text:p>
          </table:table-cell>
          <table:table-cell table:style-name="ce2" office:value-type="string" calcext:value-type="string">
            <text:p>UTC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C-009</text:p>
          </table:table-cell>
          <table:table-cell table:style-name="ce2" office:value-type="string" calcext:value-type="string">
            <text:p>Shenzhen Xinda Technology Co., Lt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Resistor 1%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Resistor 1%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3 R4 R6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.3V LDO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Diodes_X2-DFN1010_1x1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7340-33FS4-7</text:p>
          </table:table-cell>
          <table:table-cell table:style-name="ce2" office:value-type="string" calcext:value-type="string">
            <text:p>Diodes, I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LPC55 microcontroller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BGA98C50P13X13_700X700X97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PC55S69JEV98K</text:p>
          </table:table-cell>
          <table:table-cell table:style-name="ce2" office:value-type="string" calcext:value-type="string">
            <text:p>NXP USA Inc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Proximity sensor</text:p>
          </table:table-cell>
          <table:table-cell table:style-name="ce2" office:value-type="string" calcext:value-type="string">
            <text:p>TTP233D-HA6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TP233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TP233D-HA6</text:p>
          </table:table-cell>
          <table:table-cell table:style-name="ce2" office:value-type="string" calcext:value-type="string">
            <text:p>Tontek Design Te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Secure element</text:p>
          </table:table-cell>
          <table:table-cell table:style-name="ce2" office:value-type="string" calcext:value-type="string">
            <text:p>SE050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E050</text:p>
          </table:table-cell>
          <table:table-cell table:style-name="ce2" office:value-type="string" calcext:value-type="string">
            <text:p>UQFN-20-1EP_3x3mm_P0.4mm_EP1.85x1.8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050C1HQ1/Z01SCZ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SE050C2HQ1/Z01SD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Two pin crystal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RCGB16M000FXN01R0</text:p>
          </table:table-cell>
          <table:table-cell table:style-name="ce2" office:value-type="string" calcext:value-type="string">
            <text:p>Crystal-2mmx1.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RCGB16M000FXN01R0</text:p>
          </table:table-cell>
          <table:table-cell table:style-name="ce2" office:value-type="string" calcext:value-type="string">
            <text:p>Mura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Bidirectional transient-voltage-suppression diode</text:p>
          </table:table-cell>
          <table:table-cell table:style-name="ce2" office:value-type="string" calcext:value-type="string">
            <text:p>D_TVS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GG040205100N2P</text:p>
          </table:table-cell>
          <table:table-cell table:style-name="ce2" office:value-type="string" calcext:value-type="string">
            <text:p>D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040205100N2P</text:p>
          </table:table-cell>
          <table:table-cell table:style-name="ce2" office:value-type="string" calcext:value-type="string">
            <text:p>AVX Corporation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isto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0G c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1</text:p>
          </table:table-cell>
          <table:table-cell table:style-name="ce6" office:value-type="string" calcext:value-type="string">
            <text:p>DNP</text:p>
          </table:table-cell>
          <table:table-cell table:style-name="ce2" office:value-type="string" calcext:value-type="string">
            <text:p>C_0402_1005Metric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style-name="ce2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1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7P2" style:volatile="true">
      <number:currency-symbol/>
      <number:fill-character> </number:fill-character>
      <number:text>-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 number:textual="true"/>
      <number:text>-</number:text>
      <number:year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>
      <number:minutes number:style="long"/>
      <number:text>:</number:text>
      <number:seconds number:style="long"/>
    </number:time-style>
    <number:date-style style:name="N138">
      <number:month/>
      <number:text>/</number:text>
      <number:day/>
      <number:text>/</number:text>
      <number:year number:style="long"/>
    </number:date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40:13</meta:creation-date>
    <dc:language>en-US</dc:language>
    <dc:date>2026-04-23T17:36:26.284459501</dc:date>
    <meta:editing-cycles>16</meta:editing-cycles>
    <meta:editing-duration>PT15H14M52S</meta:editing-duration>
    <meta:generator>LibreOffice/24.2.7.2$Linux_X86_64 LibreOffice_project/420$Build-2</meta:generator>
    <meta:document-statistic meta:table-count="1" meta:cell-count="220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